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16.4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ersOnly" table:style-name="ta1">
        <table:shapes>
          <draw:frame draw:z-index="0" draw:style-name="gr1" draw:text-style-name="P1" svg:width="453.51pt" svg:height="255.09pt" svg:x="906.77pt" svg:y="2.83pt">
            <draw:object draw:notify-on-update-of-ranges="TiersOnly.A2:TiersOnly.A81 TiersOnly.B1:TiersOnly.B1 TiersOnly.B2:TiersOnly.B81 TiersOnly.C1:TiersOnly.C1 TiersOnly.C2:TiersOnly.C81 TiersOnly.D1:TiersOnly.D1 TiersOnly.D2:TiersOnly.D81 TiersOnly.E1:TiersOnly.E1 TiersOnly.E2:TiersOnly.E81 TiersOnly.F1:TiersOnly.F1 TiersOnly.F2:TiersOnly.F81 TiersOnly.G1:TiersOnly.G1 TiersOnly.G2:TiersOnly.G81 TiersOnly.H1:TiersOnly.H1 TiersOnly.H2:TiersOnly.H81 TiersOnly.I1:TiersOnly.I1 TiersOnly.I2:TiersOnly.I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f1K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val_auroc</text:p>
          </table:table-cell>
          <table:table-cell office:value-type="string" calcext:value-type="string">
            <text:p>f1K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round_epochs</text:p>
          </table:table-cell>
          <table:table-cell office:value-type="string" calcext:value-type="string">
            <text:p>l1act</text:p>
          </table:table-cell>
          <table:table-cell office:value-type="string" calcext:value-type="string">
            <text:p>l4nn</text:p>
          </table:table-cell>
          <table:table-cell office:value-type="string" calcext:value-type="string">
            <text:p>l3reg</text:p>
          </table:table-cell>
          <table:table-cell office:value-type="string" calcext:value-type="string">
            <text:p>l4act</text:p>
          </table:table-cell>
          <table:table-cell office:value-type="string" calcext:value-type="string">
            <text:p>l0nn</text:p>
          </table:table-cell>
          <table:table-cell office:value-type="string" calcext:value-type="string">
            <text:p>l0act</text:p>
          </table:table-cell>
          <table:table-cell office:value-type="string" calcext:value-type="string">
            <text:p>l4reg</text:p>
          </table:table-cell>
          <table:table-cell office:value-type="string" calcext:value-type="string">
            <text:p>l3nn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l1reg</text:p>
          </table:table-cell>
          <table:table-cell office:value-type="string" calcext:value-type="string">
            <text:p>l5ac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2nn</text:p>
          </table:table-cell>
          <table:table-cell office:value-type="string" calcext:value-type="string">
            <text:p>l3act</text:p>
          </table:table-cell>
          <table:table-cell office:value-type="string" calcext:value-type="string">
            <text:p>l1n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2reg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0reg</text:p>
          </table:table-cell>
          <table:table-cell office:value-type="string" calcext:value-type="string">
            <text:p>l5reg</text:p>
          </table:table-cell>
        </table:table-row>
        <table:table-row table:style-name="ro1" table:visibility="filter">
          <table:table-cell office:value-type="float" office:value="0.0079" calcext:value-type="float">
            <text:p>0.0079</text:p>
          </table:table-cell>
          <table:table-cell office:value-type="float" office:value="0.425477082734064" calcext:value-type="float">
            <text:p>0.425477082734064</text:p>
          </table:table-cell>
          <table:table-cell office:value-type="float" office:value="0.48625323" calcext:value-type="float">
            <text:p>0.48625323</text:p>
          </table:table-cell>
          <table:table-cell office:value-type="float" office:value="0.92517114" calcext:value-type="float">
            <text:p>0.92517114</text:p>
          </table:table-cell>
          <table:table-cell office:value-type="float" office:value="0.7923672" calcext:value-type="float">
            <text:p>0.7923672</text:p>
          </table:table-cell>
          <table:table-cell office:value-type="float" office:value="0.62047976" calcext:value-type="float">
            <text:p>0.62047976</text:p>
          </table:table-cell>
          <table:table-cell office:value-type="float" office:value="0.90846306" calcext:value-type="float">
            <text:p>0.90846306</text:p>
          </table:table-cell>
          <table:table-cell office:value-type="float" office:value="0.336830927846184" calcext:value-type="float">
            <text:p>0.336830927846184</text:p>
          </table:table-cell>
          <table:table-cell office:value-type="float" office:value="0.8696169" calcext:value-type="float">
            <text:p>0.869616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356987383949867" calcext:value-type="float">
            <text:p>0.356987383949867</text:p>
          </table:table-cell>
          <table:table-cell office:value-type="float" office:value="0.53855705" calcext:value-type="float">
            <text:p>0.53855705</text:p>
          </table:table-cell>
          <table:table-cell office:value-type="float" office:value="0.9063159" calcext:value-type="float">
            <text:p>0.9063159</text:p>
          </table:table-cell>
          <table:table-cell office:value-type="float" office:value="0.801808" calcext:value-type="float">
            <text:p>0.801808</text:p>
          </table:table-cell>
          <table:table-cell office:value-type="float" office:value="0.5966534" calcext:value-type="float">
            <text:p>0.5966534</text:p>
          </table:table-cell>
          <table:table-cell office:value-type="float" office:value="0.89883953" calcext:value-type="float">
            <text:p>0.89883953</text:p>
          </table:table-cell>
          <table:table-cell office:value-type="float" office:value="0.369002761548618" calcext:value-type="float">
            <text:p>0.369002761548618</text:p>
          </table:table-cell>
          <table:table-cell office:value-type="float" office:value="0.8996037" calcext:value-type="float">
            <text:p>0.8996037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108" calcext:value-type="float">
            <text:p>0.0108</text:p>
          </table:table-cell>
          <table:table-cell office:value-type="float" office:value="0.395103160346043" calcext:value-type="float">
            <text:p>0.395103160346043</text:p>
          </table:table-cell>
          <table:table-cell office:value-type="float" office:value="0.49790564" calcext:value-type="float">
            <text:p>0.49790564</text:p>
          </table:table-cell>
          <table:table-cell office:value-type="float" office:value="0.91572285" calcext:value-type="float">
            <text:p>0.91572285</text:p>
          </table:table-cell>
          <table:table-cell office:value-type="float" office:value="0.7925371" calcext:value-type="float">
            <text:p>0.7925371</text:p>
          </table:table-cell>
          <table:table-cell office:value-type="float" office:value="0.6226282" calcext:value-type="float">
            <text:p>0.6226282</text:p>
          </table:table-cell>
          <table:table-cell office:value-type="float" office:value="0.9122559" calcext:value-type="float">
            <text:p>0.9122559</text:p>
          </table:table-cell>
          <table:table-cell office:value-type="float" office:value="0.352791919642118" calcext:value-type="float">
            <text:p>0.352791919642118</text:p>
          </table:table-cell>
          <table:table-cell office:value-type="float" office:value="0.88467634" calcext:value-type="float">
            <text:p>0.88467634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137" calcext:value-type="float">
            <text:p>0.0137</text:p>
          </table:table-cell>
          <table:table-cell office:value-type="float" office:value="0.37290669956012" calcext:value-type="float">
            <text:p>0.37290669956012</text:p>
          </table:table-cell>
          <table:table-cell office:value-type="float" office:value="0.5502359" calcext:value-type="float">
            <text:p>0.5502359</text:p>
          </table:table-cell>
          <table:table-cell office:value-type="float" office:value="0.9049895" calcext:value-type="float">
            <text:p>0.9049895</text:p>
          </table:table-cell>
          <table:table-cell office:value-type="float" office:value="0.7959509" calcext:value-type="float">
            <text:p>0.7959509</text:p>
          </table:table-cell>
          <table:table-cell office:value-type="float" office:value="0.6112614" calcext:value-type="float">
            <text:p>0.6112614</text:p>
          </table:table-cell>
          <table:table-cell office:value-type="float" office:value="0.9111803" calcext:value-type="float">
            <text:p>0.9111803</text:p>
          </table:table-cell>
          <table:table-cell office:value-type="float" office:value="0.382782552942756" calcext:value-type="float">
            <text:p>0.382782552942756</text:p>
          </table:table-cell>
          <table:table-cell office:value-type="float" office:value="0.9113606" calcext:value-type="float">
            <text:p>0.9113606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166" calcext:value-type="float">
            <text:p>0.0166</text:p>
          </table:table-cell>
          <table:table-cell office:value-type="float" office:value="0.353011108885668" calcext:value-type="float">
            <text:p>0.353011108885668</text:p>
          </table:table-cell>
          <table:table-cell office:value-type="float" office:value="0.5487273" calcext:value-type="float">
            <text:p>0.5487273</text:p>
          </table:table-cell>
          <table:table-cell office:value-type="float" office:value="0.9031266" calcext:value-type="float">
            <text:p>0.9031266</text:p>
          </table:table-cell>
          <table:table-cell office:value-type="float" office:value="0.81077194" calcext:value-type="float">
            <text:p>0.81077194</text:p>
          </table:table-cell>
          <table:table-cell office:value-type="float" office:value="0.60195583" calcext:value-type="float">
            <text:p>0.60195583</text:p>
          </table:table-cell>
          <table:table-cell office:value-type="float" office:value="0.90342486" calcext:value-type="float">
            <text:p>0.90342486</text:p>
          </table:table-cell>
          <table:table-cell office:value-type="float" office:value="0.378120824218032" calcext:value-type="float">
            <text:p>0.378120824218032</text:p>
          </table:table-cell>
          <table:table-cell office:value-type="float" office:value="0.9046235" calcext:value-type="float">
            <text:p>0.9046235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166" calcext:value-type="float">
            <text:p>0.0166</text:p>
          </table:table-cell>
          <table:table-cell office:value-type="float" office:value="0.385070456578206" calcext:value-type="float">
            <text:p>0.385070456578206</text:p>
          </table:table-cell>
          <table:table-cell office:value-type="float" office:value="0.5284502" calcext:value-type="float">
            <text:p>0.5284502</text:p>
          </table:table-cell>
          <table:table-cell office:value-type="float" office:value="0.9084868" calcext:value-type="float">
            <text:p>0.9084868</text:p>
          </table:table-cell>
          <table:table-cell office:value-type="float" office:value="0.7969454" calcext:value-type="float">
            <text:p>0.7969454</text:p>
          </table:table-cell>
          <table:table-cell office:value-type="float" office:value="0.60455346" calcext:value-type="float">
            <text:p>0.60455346</text:p>
          </table:table-cell>
          <table:table-cell office:value-type="float" office:value="0.9061421" calcext:value-type="float">
            <text:p>0.9061421</text:p>
          </table:table-cell>
          <table:table-cell office:value-type="float" office:value="0.369096523366432" calcext:value-type="float">
            <text:p>0.369096523366432</text:p>
          </table:table-cell>
          <table:table-cell office:value-type="float" office:value="0.9003963" calcext:value-type="float">
            <text:p>0.9003963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1805" calcext:value-type="float">
            <text:p>0.01805</text:p>
          </table:table-cell>
          <table:table-cell office:value-type="float" office:value="0.48019883560221" calcext:value-type="float">
            <text:p>0.48019883560221</text:p>
          </table:table-cell>
          <table:table-cell office:value-type="float" office:value="0.46410343" calcext:value-type="float">
            <text:p>0.46410343</text:p>
          </table:table-cell>
          <table:table-cell office:value-type="float" office:value="0.9337076" calcext:value-type="float">
            <text:p>0.9337076</text:p>
          </table:table-cell>
          <table:table-cell office:value-type="float" office:value="0.7968039" calcext:value-type="float">
            <text:p>0.7968039</text:p>
          </table:table-cell>
          <table:table-cell office:value-type="float" office:value="0.6675424" calcext:value-type="float">
            <text:p>0.6675424</text:p>
          </table:table-cell>
          <table:table-cell office:value-type="float" office:value="0.92884237" calcext:value-type="float">
            <text:p>0.92884237</text:p>
          </table:table-cell>
          <table:table-cell office:value-type="float" office:value="0.317164326343393" calcext:value-type="float">
            <text:p>0.317164326343393</text:p>
          </table:table-cell>
          <table:table-cell office:value-type="float" office:value="0.8581242" calcext:value-type="float">
            <text:p>0.858124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1805" calcext:value-type="float">
            <text:p>0.01805</text:p>
          </table:table-cell>
          <table:table-cell office:value-type="float" office:value="0.411739826792927" calcext:value-type="float">
            <text:p>0.411739826792927</text:p>
          </table:table-cell>
          <table:table-cell office:value-type="float" office:value="0.51869047" calcext:value-type="float">
            <text:p>0.51869047</text:p>
          </table:table-cell>
          <table:table-cell office:value-type="float" office:value="0.912288" calcext:value-type="float">
            <text:p>0.912288</text:p>
          </table:table-cell>
          <table:table-cell office:value-type="float" office:value="0.79369295" calcext:value-type="float">
            <text:p>0.79369295</text:p>
          </table:table-cell>
          <table:table-cell office:value-type="float" office:value="0.618284" calcext:value-type="float">
            <text:p>0.618284</text:p>
          </table:table-cell>
          <table:table-cell office:value-type="float" office:value="0.91027457" calcext:value-type="float">
            <text:p>0.91027457</text:p>
          </table:table-cell>
          <table:table-cell office:value-type="float" office:value="0.357050092597201" calcext:value-type="float">
            <text:p>0.357050092597201</text:p>
          </table:table-cell>
          <table:table-cell office:value-type="float" office:value="0.8916777" calcext:value-type="float">
            <text:p>0.891677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0.395157074085787" calcext:value-type="float">
            <text:p>0.395157074085787</text:p>
          </table:table-cell>
          <table:table-cell office:value-type="float" office:value="0.5192939" calcext:value-type="float">
            <text:p>0.5192939</text:p>
          </table:table-cell>
          <table:table-cell office:value-type="float" office:value="0.91836226" calcext:value-type="float">
            <text:p>0.91836226</text:p>
          </table:table-cell>
          <table:table-cell office:value-type="float" office:value="0.80167675" calcext:value-type="float">
            <text:p>0.80167675</text:p>
          </table:table-cell>
          <table:table-cell office:value-type="float" office:value="0.650985" calcext:value-type="float">
            <text:p>0.650985</text:p>
          </table:table-cell>
          <table:table-cell office:value-type="float" office:value="0.91819984" calcext:value-type="float">
            <text:p>0.91819984</text:p>
          </table:table-cell>
          <table:table-cell office:value-type="float" office:value="0.352408641961422" calcext:value-type="float">
            <text:p>0.352408641961422</text:p>
          </table:table-cell>
          <table:table-cell office:value-type="float" office:value="0.8910172" calcext:value-type="float">
            <text:p>0.8910172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224" calcext:value-type="float">
            <text:p>0.0224</text:p>
          </table:table-cell>
          <table:table-cell office:value-type="float" office:value="0.404783630623055" calcext:value-type="float">
            <text:p>0.404783630623055</text:p>
          </table:table-cell>
          <table:table-cell office:value-type="float" office:value="0.5001923" calcext:value-type="float">
            <text:p>0.5001923</text:p>
          </table:table-cell>
          <table:table-cell office:value-type="float" office:value="0.91953915" calcext:value-type="float">
            <text:p>0.91953915</text:p>
          </table:table-cell>
          <table:table-cell office:value-type="float" office:value="0.79969275" calcext:value-type="float">
            <text:p>0.79969275</text:p>
          </table:table-cell>
          <table:table-cell office:value-type="float" office:value="0.6161037" calcext:value-type="float">
            <text:p>0.6161037</text:p>
          </table:table-cell>
          <table:table-cell office:value-type="float" office:value="0.906878" calcext:value-type="float">
            <text:p>0.906878</text:p>
          </table:table-cell>
          <table:table-cell office:value-type="float" office:value="0.341464409140194" calcext:value-type="float">
            <text:p>0.341464409140194</text:p>
          </table:table-cell>
          <table:table-cell office:value-type="float" office:value="0.88467634" calcext:value-type="float">
            <text:p>0.88467634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253" calcext:value-type="float">
            <text:p>0.0253</text:p>
          </table:table-cell>
          <table:table-cell office:value-type="float" office:value="0.360157585797568" calcext:value-type="float">
            <text:p>0.360157585797568</text:p>
          </table:table-cell>
          <table:table-cell office:value-type="float" office:value="0.5229908" calcext:value-type="float">
            <text:p>0.5229908</text:p>
          </table:table-cell>
          <table:table-cell office:value-type="float" office:value="0.9210982" calcext:value-type="float">
            <text:p>0.9210982</text:p>
          </table:table-cell>
          <table:table-cell office:value-type="float" office:value="0.77995205" calcext:value-type="float">
            <text:p>0.77995205</text:p>
          </table:table-cell>
          <table:table-cell office:value-type="float" office:value="0.61026764" calcext:value-type="float">
            <text:p>0.61026764</text:p>
          </table:table-cell>
          <table:table-cell office:value-type="float" office:value="0.90099066" calcext:value-type="float">
            <text:p>0.90099066</text:p>
          </table:table-cell>
          <table:table-cell office:value-type="float" office:value="0.351487222868088" calcext:value-type="float">
            <text:p>0.351487222868088</text:p>
          </table:table-cell>
          <table:table-cell office:value-type="float" office:value="0.9003963" calcext:value-type="float">
            <text:p>0.9003963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2675" calcext:value-type="float">
            <text:p>0.02675</text:p>
          </table:table-cell>
          <table:table-cell office:value-type="float" office:value="0.348791722380501" calcext:value-type="float">
            <text:p>0.348791722380501</text:p>
          </table:table-cell>
          <table:table-cell office:value-type="float" office:value="0.50974023" calcext:value-type="float">
            <text:p>0.50974023</text:p>
          </table:table-cell>
          <table:table-cell office:value-type="float" office:value="0.89427507" calcext:value-type="float">
            <text:p>0.89427507</text:p>
          </table:table-cell>
          <table:table-cell office:value-type="float" office:value="0.79070437" calcext:value-type="float">
            <text:p>0.79070437</text:p>
          </table:table-cell>
          <table:table-cell office:value-type="float" office:value="0.55951315" calcext:value-type="float">
            <text:p>0.55951315</text:p>
          </table:table-cell>
          <table:table-cell office:value-type="float" office:value="0.8945372" calcext:value-type="float">
            <text:p>0.8945372</text:p>
          </table:table-cell>
          <table:table-cell office:value-type="float" office:value="0.409907065393093" calcext:value-type="float">
            <text:p>0.409907065393093</text:p>
          </table:table-cell>
          <table:table-cell office:value-type="float" office:value="0.8951123" calcext:value-type="float">
            <text:p>0.895112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282" calcext:value-type="float">
            <text:p>0.0282</text:p>
          </table:table-cell>
          <table:table-cell office:value-type="float" office:value="0.361281801167693" calcext:value-type="float">
            <text:p>0.361281801167693</text:p>
          </table:table-cell>
          <table:table-cell office:value-type="float" office:value="0.5455378" calcext:value-type="float">
            <text:p>0.5455378</text:p>
          </table:table-cell>
          <table:table-cell office:value-type="float" office:value="0.924475" calcext:value-type="float">
            <text:p>0.924475</text:p>
          </table:table-cell>
          <table:table-cell office:value-type="float" office:value="0.7955793" calcext:value-type="float">
            <text:p>0.7955793</text:p>
          </table:table-cell>
          <table:table-cell office:value-type="float" office:value="0.6481966" calcext:value-type="float">
            <text:p>0.6481966</text:p>
          </table:table-cell>
          <table:table-cell office:value-type="float" office:value="0.91644496" calcext:value-type="float">
            <text:p>0.91644496</text:p>
          </table:table-cell>
          <table:table-cell office:value-type="float" office:value="0.332991641555735" calcext:value-type="float">
            <text:p>0.332991641555735</text:p>
          </table:table-cell>
          <table:table-cell office:value-type="float" office:value="0.90726554" calcext:value-type="float">
            <text:p>0.90726554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2965" calcext:value-type="float">
            <text:p>0.02965</text:p>
          </table:table-cell>
          <table:table-cell office:value-type="float" office:value="0.384533847890095" calcext:value-type="float">
            <text:p>0.384533847890095</text:p>
          </table:table-cell>
          <table:table-cell office:value-type="float" office:value="0.48752278" calcext:value-type="float">
            <text:p>0.48752278</text:p>
          </table:table-cell>
          <table:table-cell office:value-type="float" office:value="0.9064114" calcext:value-type="float">
            <text:p>0.9064114</text:p>
          </table:table-cell>
          <table:table-cell office:value-type="float" office:value="0.8031922" calcext:value-type="float">
            <text:p>0.8031922</text:p>
          </table:table-cell>
          <table:table-cell office:value-type="float" office:value="0.5976285" calcext:value-type="float">
            <text:p>0.5976285</text:p>
          </table:table-cell>
          <table:table-cell office:value-type="float" office:value="0.90042454" calcext:value-type="float">
            <text:p>0.90042454</text:p>
          </table:table-cell>
          <table:table-cell office:value-type="float" office:value="0.371640333685968" calcext:value-type="float">
            <text:p>0.371640333685968</text:p>
          </table:table-cell>
          <table:table-cell office:value-type="float" office:value="0.87859976" calcext:value-type="float">
            <text:p>0.87859976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2965" calcext:value-type="float">
            <text:p>0.02965</text:p>
          </table:table-cell>
          <table:table-cell office:value-type="float" office:value="0.475055638833594" calcext:value-type="float">
            <text:p>0.475055638833594</text:p>
          </table:table-cell>
          <table:table-cell office:value-type="float" office:value="0.48859572" calcext:value-type="float">
            <text:p>0.48859572</text:p>
          </table:table-cell>
          <table:table-cell office:value-type="float" office:value="0.92412746" calcext:value-type="float">
            <text:p>0.92412746</text:p>
          </table:table-cell>
          <table:table-cell office:value-type="float" office:value="0.7897886" calcext:value-type="float">
            <text:p>0.7897886</text:p>
          </table:table-cell>
          <table:table-cell office:value-type="float" office:value="0.672115" calcext:value-type="float">
            <text:p>0.672115</text:p>
          </table:table-cell>
          <table:table-cell office:value-type="float" office:value="0.92391735" calcext:value-type="float">
            <text:p>0.92391735</text:p>
          </table:table-cell>
          <table:table-cell office:value-type="float" office:value="0.352287118474721" calcext:value-type="float">
            <text:p>0.352287118474721</text:p>
          </table:table-cell>
          <table:table-cell office:value-type="float" office:value="0.87291944" calcext:value-type="float">
            <text:p>0.87291944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11" calcext:value-type="float">
            <text:p>0.0311</text:p>
          </table:table-cell>
          <table:table-cell office:value-type="float" office:value="0.365890493363024" calcext:value-type="float">
            <text:p>0.365890493363024</text:p>
          </table:table-cell>
          <table:table-cell office:value-type="float" office:value="0.55173284" calcext:value-type="float">
            <text:p>0.55173284</text:p>
          </table:table-cell>
          <table:table-cell office:value-type="float" office:value="0.9112199" calcext:value-type="float">
            <text:p>0.9112199</text:p>
          </table:table-cell>
          <table:table-cell office:value-type="float" office:value="0.796008" calcext:value-type="float">
            <text:p>0.796008</text:p>
          </table:table-cell>
          <table:table-cell office:value-type="float" office:value="0.61522514" calcext:value-type="float">
            <text:p>0.61522514</text:p>
          </table:table-cell>
          <table:table-cell office:value-type="float" office:value="0.90942544" calcext:value-type="float">
            <text:p>0.90942544</text:p>
          </table:table-cell>
          <table:table-cell office:value-type="float" office:value="0.362552293410491" calcext:value-type="float">
            <text:p>0.362552293410491</text:p>
          </table:table-cell>
          <table:table-cell office:value-type="float" office:value="0.9100396" calcext:value-type="float">
            <text:p>0.9100396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255" calcext:value-type="float">
            <text:p>0.03255</text:p>
          </table:table-cell>
          <table:table-cell office:value-type="float" office:value="0.487645901493541" calcext:value-type="float">
            <text:p>0.487645901493541</text:p>
          </table:table-cell>
          <table:table-cell office:value-type="float" office:value="0.42703438" calcext:value-type="float">
            <text:p>0.42703438</text:p>
          </table:table-cell>
          <table:table-cell office:value-type="float" office:value="0.91626763" calcext:value-type="float">
            <text:p>0.91626763</text:p>
          </table:table-cell>
          <table:table-cell office:value-type="float" office:value="0.7958632" calcext:value-type="float">
            <text:p>0.7958632</text:p>
          </table:table-cell>
          <table:table-cell office:value-type="float" office:value="0.59652615" calcext:value-type="float">
            <text:p>0.59652615</text:p>
          </table:table-cell>
          <table:table-cell office:value-type="float" office:value="0.8984432" calcext:value-type="float">
            <text:p>0.8984432</text:p>
          </table:table-cell>
          <table:table-cell office:value-type="float" office:value="0.350414257227716" calcext:value-type="float">
            <text:p>0.350414257227716</text:p>
          </table:table-cell>
          <table:table-cell office:value-type="float" office:value="0.8344782" calcext:value-type="float">
            <text:p>0.8344782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255" calcext:value-type="float">
            <text:p>0.03255</text:p>
          </table:table-cell>
          <table:table-cell office:value-type="float" office:value="0.414668477392575" calcext:value-type="float">
            <text:p>0.414668477392575</text:p>
          </table:table-cell>
          <table:table-cell office:value-type="float" office:value="0.49186504" calcext:value-type="float">
            <text:p>0.49186504</text:p>
          </table:table-cell>
          <table:table-cell office:value-type="float" office:value="0.9009868" calcext:value-type="float">
            <text:p>0.9009868</text:p>
          </table:table-cell>
          <table:table-cell office:value-type="float" office:value="0.79508674" calcext:value-type="float">
            <text:p>0.79508674</text:p>
          </table:table-cell>
          <table:table-cell office:value-type="float" office:value="0.5796444" calcext:value-type="float">
            <text:p>0.5796444</text:p>
          </table:table-cell>
          <table:table-cell office:value-type="float" office:value="0.8965185" calcext:value-type="float">
            <text:p>0.8965185</text:p>
          </table:table-cell>
          <table:table-cell office:value-type="float" office:value="0.379423391910103" calcext:value-type="float">
            <text:p>0.379423391910103</text:p>
          </table:table-cell>
          <table:table-cell office:value-type="float" office:value="0.88018495" calcext:value-type="float">
            <text:p>0.8801849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255" calcext:value-type="float">
            <text:p>0.03255</text:p>
          </table:table-cell>
          <table:table-cell office:value-type="float" office:value="0.515204372698911" calcext:value-type="float">
            <text:p>0.515204372698911</text:p>
          </table:table-cell>
          <table:table-cell office:value-type="float" office:value="0.44721353" calcext:value-type="float">
            <text:p>0.44721353</text:p>
          </table:table-cell>
          <table:table-cell office:value-type="float" office:value="0.9285803" calcext:value-type="float">
            <text:p>0.9285803</text:p>
          </table:table-cell>
          <table:table-cell office:value-type="float" office:value="0.79409266" calcext:value-type="float">
            <text:p>0.79409266</text:p>
          </table:table-cell>
          <table:table-cell office:value-type="float" office:value="0.656811" calcext:value-type="float">
            <text:p>0.656811</text:p>
          </table:table-cell>
          <table:table-cell office:value-type="float" office:value="0.9238607" calcext:value-type="float">
            <text:p>0.9238607</text:p>
          </table:table-cell>
          <table:table-cell office:value-type="float" office:value="0.337304643057171" calcext:value-type="float">
            <text:p>0.337304643057171</text:p>
          </table:table-cell>
          <table:table-cell office:value-type="float" office:value="0.8450462" calcext:value-type="float">
            <text:p>0.845046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545" calcext:value-type="float">
            <text:p>0.03545</text:p>
          </table:table-cell>
          <table:table-cell office:value-type="float" office:value="0.485650364521158" calcext:value-type="float">
            <text:p>0.485650364521158</text:p>
          </table:table-cell>
          <table:table-cell office:value-type="float" office:value="0.43765926" calcext:value-type="float">
            <text:p>0.43765926</text:p>
          </table:table-cell>
          <table:table-cell office:value-type="float" office:value="0.9257256" calcext:value-type="float">
            <text:p>0.9257256</text:p>
          </table:table-cell>
          <table:table-cell office:value-type="float" office:value="0.7885742" calcext:value-type="float">
            <text:p>0.7885742</text:p>
          </table:table-cell>
          <table:table-cell office:value-type="float" office:value="0.6589862" calcext:value-type="float">
            <text:p>0.6589862</text:p>
          </table:table-cell>
          <table:table-cell office:value-type="float" office:value="0.92652136" calcext:value-type="float">
            <text:p>0.92652136</text:p>
          </table:table-cell>
          <table:table-cell office:value-type="float" office:value="0.336417947650934" calcext:value-type="float">
            <text:p>0.336417947650934</text:p>
          </table:table-cell>
          <table:table-cell office:value-type="float" office:value="0.84531045" calcext:value-type="float">
            <text:p>0.84531045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835" calcext:value-type="float">
            <text:p>0.03835</text:p>
          </table:table-cell>
          <table:table-cell office:value-type="float" office:value="0.405861467477352" calcext:value-type="float">
            <text:p>0.405861467477352</text:p>
          </table:table-cell>
          <table:table-cell office:value-type="float" office:value="0.42606297" calcext:value-type="float">
            <text:p>0.42606297</text:p>
          </table:table-cell>
          <table:table-cell office:value-type="float" office:value="0.90287834" calcext:value-type="float">
            <text:p>0.90287834</text:p>
          </table:table-cell>
          <table:table-cell office:value-type="float" office:value="0.78404915" calcext:value-type="float">
            <text:p>0.78404915</text:p>
          </table:table-cell>
          <table:table-cell office:value-type="float" office:value="0.585706" calcext:value-type="float">
            <text:p>0.585706</text:p>
          </table:table-cell>
          <table:table-cell office:value-type="float" office:value="0.89980185" calcext:value-type="float">
            <text:p>0.89980185</text:p>
          </table:table-cell>
          <table:table-cell office:value-type="float" office:value="0.376407589608402" calcext:value-type="float">
            <text:p>0.376407589608402</text:p>
          </table:table-cell>
          <table:table-cell office:value-type="float" office:value="0.8417437" calcext:value-type="float">
            <text:p>0.841743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398" calcext:value-type="float">
            <text:p>0.0398</text:p>
          </table:table-cell>
          <table:table-cell office:value-type="float" office:value="0.491003752424034" calcext:value-type="float">
            <text:p>0.491003752424034</text:p>
          </table:table-cell>
          <table:table-cell office:value-type="float" office:value="0.4630773" calcext:value-type="float">
            <text:p>0.4630773</text:p>
          </table:table-cell>
          <table:table-cell office:value-type="float" office:value="0.87849736" calcext:value-type="float">
            <text:p>0.87849736</text:p>
          </table:table-cell>
          <table:table-cell office:value-type="float" office:value="0.79772305" calcext:value-type="float">
            <text:p>0.79772305</text:p>
          </table:table-cell>
          <table:table-cell office:value-type="float" office:value="0.5712275" calcext:value-type="float">
            <text:p>0.5712275</text:p>
          </table:table-cell>
          <table:table-cell office:value-type="float" office:value="0.89527315" calcext:value-type="float">
            <text:p>0.89527315</text:p>
          </table:table-cell>
          <table:table-cell office:value-type="float" office:value="0.425271495759167" calcext:value-type="float">
            <text:p>0.425271495759167</text:p>
          </table:table-cell>
          <table:table-cell office:value-type="float" office:value="0.8622193" calcext:value-type="float">
            <text:p>0.8622193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125" calcext:value-type="float">
            <text:p>0.04125</text:p>
          </table:table-cell>
          <table:table-cell office:value-type="float" office:value="0.423362152107168" calcext:value-type="float">
            <text:p>0.423362152107168</text:p>
          </table:table-cell>
          <table:table-cell office:value-type="float" office:value="0.46757647" calcext:value-type="float">
            <text:p>0.46757647</text:p>
          </table:table-cell>
          <table:table-cell office:value-type="float" office:value="0.8989637" calcext:value-type="float">
            <text:p>0.8989637</text:p>
          </table:table-cell>
          <table:table-cell office:value-type="float" office:value="0.78066826" calcext:value-type="float">
            <text:p>0.78066826</text:p>
          </table:table-cell>
          <table:table-cell office:value-type="float" office:value="0.60836124" calcext:value-type="float">
            <text:p>0.60836124</text:p>
          </table:table-cell>
          <table:table-cell office:value-type="float" office:value="0.91265213" calcext:value-type="float">
            <text:p>0.91265213</text:p>
          </table:table-cell>
          <table:table-cell office:value-type="float" office:value="0.383837128559456" calcext:value-type="float">
            <text:p>0.383837128559456</text:p>
          </table:table-cell>
          <table:table-cell office:value-type="float" office:value="0.87582564" calcext:value-type="float">
            <text:p>0.87582564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415" calcext:value-type="float">
            <text:p>0.04415</text:p>
          </table:table-cell>
          <table:table-cell office:value-type="float" office:value="0.681584921349308" calcext:value-type="float">
            <text:p>0.681584921349308</text:p>
          </table:table-cell>
          <table:table-cell office:value-type="float" office:value="0" calcext:value-type="float">
            <text:p>0</text:p>
          </table:table-cell>
          <table:table-cell office:value-type="float" office:value="0.5000679" calcext:value-type="float">
            <text:p>0.5000679</text:p>
          </table:table-cell>
          <table:table-cell office:value-type="float" office:value="0.50013816" calcext:value-type="float">
            <text:p>0.50013816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0.693069361034278" calcext:value-type="float">
            <text:p>0.693069361034278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56" calcext:value-type="float">
            <text:p>0.0456</text:p>
          </table:table-cell>
          <table:table-cell office:value-type="float" office:value="0.446196964387062" calcext:value-type="float">
            <text:p>0.446196964387062</text:p>
          </table:table-cell>
          <table:table-cell office:value-type="float" office:value="0.432636" calcext:value-type="float">
            <text:p>0.432636</text:p>
          </table:table-cell>
          <table:table-cell office:value-type="float" office:value="0.91167474" calcext:value-type="float">
            <text:p>0.91167474</text:p>
          </table:table-cell>
          <table:table-cell office:value-type="float" office:value="0.7838023" calcext:value-type="float">
            <text:p>0.7838023</text:p>
          </table:table-cell>
          <table:table-cell office:value-type="float" office:value="0.5845273" calcext:value-type="float">
            <text:p>0.5845273</text:p>
          </table:table-cell>
          <table:table-cell office:value-type="float" office:value="0.8953298" calcext:value-type="float">
            <text:p>0.8953298</text:p>
          </table:table-cell>
          <table:table-cell office:value-type="float" office:value="0.370756544035688" calcext:value-type="float">
            <text:p>0.370756544035688</text:p>
          </table:table-cell>
          <table:table-cell office:value-type="float" office:value="0.8410832" calcext:value-type="float">
            <text:p>0.841083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56" calcext:value-type="float">
            <text:p>0.0456</text:p>
          </table:table-cell>
          <table:table-cell office:value-type="float" office:value="0.682720669903245" calcext:value-type="float">
            <text:p>0.682720669903245</text:p>
          </table:table-cell>
          <table:table-cell office:value-type="float" office:value="0.002590673" calcext:value-type="float">
            <text:p>0.002590673</text:p>
          </table:table-cell>
          <table:table-cell office:value-type="float" office:value="0.34150767" calcext:value-type="float">
            <text:p>0.34150767</text:p>
          </table:table-cell>
          <table:table-cell office:value-type="float" office:value="0.3302007" calcext:value-type="float">
            <text:p>0.3302007</text:p>
          </table:table-cell>
          <table:table-cell office:value-type="float" office:value="0.0027100267" calcext:value-type="float">
            <text:p>0.0027100267</text:p>
          </table:table-cell>
          <table:table-cell office:value-type="float" office:value="0.90455705" calcext:value-type="float">
            <text:p>0.90455705</text:p>
          </table:table-cell>
          <table:table-cell office:value-type="float" office:value="0.692648969693998" calcext:value-type="float">
            <text:p>0.692648969693998</text:p>
          </table:table-cell>
          <table:table-cell office:value-type="float" office:value="0.9010568" calcext:value-type="float">
            <text:p>0.901056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705" calcext:value-type="float">
            <text:p>0.04705</text:p>
          </table:table-cell>
          <table:table-cell office:value-type="float" office:value="0.418184042016298" calcext:value-type="float">
            <text:p>0.418184042016298</text:p>
          </table:table-cell>
          <table:table-cell office:value-type="float" office:value="0.51218057" calcext:value-type="float">
            <text:p>0.51218057</text:p>
          </table:table-cell>
          <table:table-cell office:value-type="float" office:value="0.88997406" calcext:value-type="float">
            <text:p>0.88997406</text:p>
          </table:table-cell>
          <table:table-cell office:value-type="float" office:value="0.8033416" calcext:value-type="float">
            <text:p>0.8033416</text:p>
          </table:table-cell>
          <table:table-cell office:value-type="float" office:value="0.57828635" calcext:value-type="float">
            <text:p>0.57828635</text:p>
          </table:table-cell>
          <table:table-cell office:value-type="float" office:value="0.9011605" calcext:value-type="float">
            <text:p>0.9011605</text:p>
          </table:table-cell>
          <table:table-cell office:value-type="float" office:value="0.399579759355041" calcext:value-type="float">
            <text:p>0.399579759355041</text:p>
          </table:table-cell>
          <table:table-cell office:value-type="float" office:value="0.88797885" calcext:value-type="float">
            <text:p>0.8879788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4705" calcext:value-type="float">
            <text:p>0.04705</text:p>
          </table:table-cell>
          <table:table-cell office:value-type="float" office:value="0.462732844064541" calcext:value-type="float">
            <text:p>0.462732844064541</text:p>
          </table:table-cell>
          <table:table-cell office:value-type="float" office:value="0.3888356" calcext:value-type="float">
            <text:p>0.3888356</text:p>
          </table:table-cell>
          <table:table-cell office:value-type="float" office:value="0.8851114" calcext:value-type="float">
            <text:p>0.8851114</text:p>
          </table:table-cell>
          <table:table-cell office:value-type="float" office:value="0.792894" calcext:value-type="float">
            <text:p>0.792894</text:p>
          </table:table-cell>
          <table:table-cell office:value-type="float" office:value="0.54322064" calcext:value-type="float">
            <text:p>0.54322064</text:p>
          </table:table-cell>
          <table:table-cell office:value-type="float" office:value="0.8814605" calcext:value-type="float">
            <text:p>0.8814605</text:p>
          </table:table-cell>
          <table:table-cell office:value-type="float" office:value="0.41799858516146" calcext:value-type="float">
            <text:p>0.41799858516146</text:p>
          </table:table-cell>
          <table:table-cell office:value-type="float" office:value="0.8146632" calcext:value-type="float">
            <text:p>0.8146632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4995" calcext:value-type="float">
            <text:p>0.04995</text:p>
          </table:table-cell>
          <table:table-cell office:value-type="float" office:value="0.448344517179335" calcext:value-type="float">
            <text:p>0.448344517179335</text:p>
          </table:table-cell>
          <table:table-cell office:value-type="float" office:value="0.4434936" calcext:value-type="float">
            <text:p>0.4434936</text:p>
          </table:table-cell>
          <table:table-cell office:value-type="float" office:value="0.91934204" calcext:value-type="float">
            <text:p>0.91934204</text:p>
          </table:table-cell>
          <table:table-cell office:value-type="float" office:value="0.7832736" calcext:value-type="float">
            <text:p>0.7832736</text:p>
          </table:table-cell>
          <table:table-cell office:value-type="float" office:value="0.62251425" calcext:value-type="float">
            <text:p>0.62251425</text:p>
          </table:table-cell>
          <table:table-cell office:value-type="float" office:value="0.9105576" calcext:value-type="float">
            <text:p>0.9105576</text:p>
          </table:table-cell>
          <table:table-cell office:value-type="float" office:value="0.352786566713124" calcext:value-type="float">
            <text:p>0.352786566713124</text:p>
          </table:table-cell>
          <table:table-cell office:value-type="float" office:value="0.85112286" calcext:value-type="float">
            <text:p>0.85112286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514" calcext:value-type="float">
            <text:p>0.0514</text:p>
          </table:table-cell>
          <table:table-cell office:value-type="float" office:value="0.451709345672058" calcext:value-type="float">
            <text:p>0.451709345672058</text:p>
          </table:table-cell>
          <table:table-cell office:value-type="float" office:value="0.4761907" calcext:value-type="float">
            <text:p>0.4761907</text:p>
          </table:table-cell>
          <table:table-cell office:value-type="float" office:value="0.8759687" calcext:value-type="float">
            <text:p>0.8759687</text:p>
          </table:table-cell>
          <table:table-cell office:value-type="float" office:value="0.7967696" calcext:value-type="float">
            <text:p>0.7967696</text:p>
          </table:table-cell>
          <table:table-cell office:value-type="float" office:value="0.5537276" calcext:value-type="float">
            <text:p>0.5537276</text:p>
          </table:table-cell>
          <table:table-cell office:value-type="float" office:value="0.8966318" calcext:value-type="float">
            <text:p>0.8966318</text:p>
          </table:table-cell>
          <table:table-cell office:value-type="float" office:value="0.429945780498395" calcext:value-type="float">
            <text:p>0.429945780498395</text:p>
          </table:table-cell>
          <table:table-cell office:value-type="float" office:value="0.8704095" calcext:value-type="float">
            <text:p>0.8704095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5285" calcext:value-type="float">
            <text:p>0.05285</text:p>
          </table:table-cell>
          <table:table-cell office:value-type="float" office:value="0.416495258576646" calcext:value-type="float">
            <text:p>0.416495258576646</text:p>
          </table:table-cell>
          <table:table-cell office:value-type="float" office:value="0.45254314" calcext:value-type="float">
            <text:p>0.45254314</text:p>
          </table:table-cell>
          <table:table-cell office:value-type="float" office:value="0.8824466" calcext:value-type="float">
            <text:p>0.8824466</text:p>
          </table:table-cell>
          <table:table-cell office:value-type="float" office:value="0.8098242" calcext:value-type="float">
            <text:p>0.8098242</text:p>
          </table:table-cell>
          <table:table-cell office:value-type="float" office:value="0.51623595" calcext:value-type="float">
            <text:p>0.51623595</text:p>
          </table:table-cell>
          <table:table-cell office:value-type="float" office:value="0.8678743" calcext:value-type="float">
            <text:p>0.8678743</text:p>
          </table:table-cell>
          <table:table-cell office:value-type="float" office:value="0.41505132240612" calcext:value-type="float">
            <text:p>0.41505132240612</text:p>
          </table:table-cell>
          <table:table-cell office:value-type="float" office:value="0.846103" calcext:value-type="float">
            <text:p>0.84610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5575" calcext:value-type="float">
            <text:p>0.05575</text:p>
          </table:table-cell>
          <table:table-cell office:value-type="float" office:value="1.59051796199466" calcext:value-type="float">
            <text:p>1.59051796199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4933590266781" calcext:value-type="float">
            <text:p>7.94933590266781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572" calcext:value-type="float">
            <text:p>0.0572</text:p>
          </table:table-cell>
          <table:table-cell office:value-type="float" office:value="14.3692054572162" calcext:value-type="float">
            <text:p>14.3692054572162</text:p>
          </table:table-cell>
          <table:table-cell office:value-type="float" office:value="0.17924869" calcext:value-type="float">
            <text:p>0.1792486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601" calcext:value-type="float">
            <text:p>0.0601</text:p>
          </table:table-cell>
          <table:table-cell office:value-type="float" office:value="1.59051799931646" calcext:value-type="float">
            <text:p>1.59051799931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4933590266781" calcext:value-type="float">
            <text:p>7.94933590266781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601" calcext:value-type="float">
            <text:p>0.0601</text:p>
          </table:table-cell>
          <table:table-cell office:value-type="float" office:value="14.3692052695049" calcext:value-type="float">
            <text:p>14.3692052695049</text:p>
          </table:table-cell>
          <table:table-cell office:value-type="float" office:value="0.17938024" calcext:value-type="float">
            <text:p>0.179380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6155" calcext:value-type="float">
            <text:p>0.06155</text:p>
          </table:table-cell>
          <table:table-cell office:value-type="float" office:value="1.59051798624596" calcext:value-type="float">
            <text:p>1.59051798624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4933590266781" calcext:value-type="float">
            <text:p>7.94933590266781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63" calcext:value-type="float">
            <text:p>0.063</text:p>
          </table:table-cell>
          <table:table-cell office:value-type="float" office:value="14.3692063000275" calcext:value-type="float">
            <text:p>14.3692063000275</text:p>
          </table:table-cell>
          <table:table-cell office:value-type="float" office:value="0.18031779" calcext:value-type="float">
            <text:p>0.1803177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6735" calcext:value-type="float">
            <text:p>0.06735</text:p>
          </table:table-cell>
          <table:table-cell office:value-type="float" office:value="1.59051799931646" calcext:value-type="float">
            <text:p>1.59051799931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4933590266781" calcext:value-type="float">
            <text:p>7.94933590266781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717" calcext:value-type="float">
            <text:p>0.0717</text:p>
          </table:table-cell>
          <table:table-cell office:value-type="float" office:value="1.59051808214881" calcext:value-type="float">
            <text:p>1.59051808214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7315" calcext:value-type="float">
            <text:p>0.07315</text:p>
          </table:table-cell>
          <table:table-cell office:value-type="float" office:value="14.3692054836722" calcext:value-type="float">
            <text:p>14.3692054836722</text:p>
          </table:table-cell>
          <table:table-cell office:value-type="float" office:value="0.17934346" calcext:value-type="float">
            <text:p>0.1793434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7315" calcext:value-type="float">
            <text:p>0.07315</text:p>
          </table:table-cell>
          <table:table-cell office:value-type="float" office:value="1.59051792609014" calcext:value-type="float">
            <text:p>1.59051792609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7605" calcext:value-type="float">
            <text:p>0.07605</text:p>
          </table:table-cell>
          <table:table-cell office:value-type="float" office:value="0.444692512760074" calcext:value-type="float">
            <text:p>0.444692512760074</text:p>
          </table:table-cell>
          <table:table-cell office:value-type="float" office:value="0.41334468" calcext:value-type="float">
            <text:p>0.41334468</text:p>
          </table:table-cell>
          <table:table-cell office:value-type="float" office:value="0.81273407" calcext:value-type="float">
            <text:p>0.81273407</text:p>
          </table:table-cell>
          <table:table-cell office:value-type="float" office:value="0.78099984" calcext:value-type="float">
            <text:p>0.78099984</text:p>
          </table:table-cell>
          <table:table-cell office:value-type="float" office:value="0.49754652" calcext:value-type="float">
            <text:p>0.49754652</text:p>
          </table:table-cell>
          <table:table-cell office:value-type="float" office:value="0.8821398" calcext:value-type="float">
            <text:p>0.8821398</text:p>
          </table:table-cell>
          <table:table-cell office:value-type="float" office:value="0.497578985936373" calcext:value-type="float">
            <text:p>0.497578985936373</text:p>
          </table:table-cell>
          <table:table-cell office:value-type="float" office:value="0.8258917" calcext:value-type="float">
            <text:p>0.8258917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775" calcext:value-type="float">
            <text:p>0.0775</text:p>
          </table:table-cell>
          <table:table-cell office:value-type="float" office:value="1.59051799931646" calcext:value-type="float">
            <text:p>1.59051799931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4933590266781" calcext:value-type="float">
            <text:p>7.94933590266781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7895" calcext:value-type="float">
            <text:p>0.07895</text:p>
          </table:table-cell>
          <table:table-cell office:value-type="float" office:value="14.3692054786329" calcext:value-type="float">
            <text:p>14.3692054786329</text:p>
          </table:table-cell>
          <table:table-cell office:value-type="float" office:value="0.17995952" calcext:value-type="float">
            <text:p>0.179959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804" calcext:value-type="float">
            <text:p>0.0804</text:p>
          </table:table-cell>
          <table:table-cell office:value-type="float" office:value="14.3692055705989" calcext:value-type="float">
            <text:p>14.3692055705989</text:p>
          </table:table-cell>
          <table:table-cell office:value-type="float" office:value="0.18185739" calcext:value-type="float">
            <text:p>0.1818573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8185" calcext:value-type="float">
            <text:p>0.08185</text:p>
          </table:table-cell>
          <table:table-cell office:value-type="float" office:value="14.3692053816278" calcext:value-type="float">
            <text:p>14.3692053816278</text:p>
          </table:table-cell>
          <table:table-cell office:value-type="float" office:value="0.17972916" calcext:value-type="float">
            <text:p>0.1797291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833" calcext:value-type="float">
            <text:p>0.0833</text:p>
          </table:table-cell>
          <table:table-cell office:value-type="float" office:value="14.3692054622554" calcext:value-type="float">
            <text:p>14.3692054622554</text:p>
          </table:table-cell>
          <table:table-cell office:value-type="float" office:value="0.17854236" calcext:value-type="float">
            <text:p>0.178542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833" calcext:value-type="float">
            <text:p>0.0833</text:p>
          </table:table-cell>
          <table:table-cell office:value-type="float" office:value="14.3692052695049" calcext:value-type="float">
            <text:p>14.3692052695049</text:p>
          </table:table-cell>
          <table:table-cell office:value-type="float" office:value="0.17938024" calcext:value-type="float">
            <text:p>0.179380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8475" calcext:value-type="float">
            <text:p>0.08475</text:p>
          </table:table-cell>
          <table:table-cell office:value-type="float" office:value="14.369206394513" calcext:value-type="float">
            <text:p>14.369206394513</text:p>
          </table:table-cell>
          <table:table-cell office:value-type="float" office:value="0.18109119" calcext:value-type="float">
            <text:p>0.1810911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9055" calcext:value-type="float">
            <text:p>0.09055</text:p>
          </table:table-cell>
          <table:table-cell office:value-type="float" office:value="14.3692057570504" calcext:value-type="float">
            <text:p>14.3692057570504</text:p>
          </table:table-cell>
          <table:table-cell office:value-type="float" office:value="0.17885464" calcext:value-type="float">
            <text:p>0.178854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09345" calcext:value-type="float">
            <text:p>0.09345</text:p>
          </table:table-cell>
          <table:table-cell office:value-type="float" office:value="14.3692059712177" calcext:value-type="float">
            <text:p>14.3692059712177</text:p>
          </table:table-cell>
          <table:table-cell office:value-type="float" office:value="0.1802727" calcext:value-type="float">
            <text:p>0.18027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9635" calcext:value-type="float">
            <text:p>0.09635</text:p>
          </table:table-cell>
          <table:table-cell office:value-type="float" office:value="14.3692063592384" calcext:value-type="float">
            <text:p>14.3692063592384</text:p>
          </table:table-cell>
          <table:table-cell office:value-type="float" office:value="0.181245" calcext:value-type="float">
            <text:p>0.1812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09925" calcext:value-type="float">
            <text:p>0.09925</text:p>
          </table:table-cell>
          <table:table-cell office:value-type="float" office:value="14.3692062584538" calcext:value-type="float">
            <text:p>14.3692062584538</text:p>
          </table:table-cell>
          <table:table-cell office:value-type="float" office:value="0.17922297" calcext:value-type="float">
            <text:p>0.1792229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036" calcext:value-type="float">
            <text:p>0.1036</text:p>
          </table:table-cell>
          <table:table-cell office:value-type="float" office:value="14.3692056020941" calcext:value-type="float">
            <text:p>14.3692056020941</text:p>
          </table:table-cell>
          <table:table-cell office:value-type="float" office:value="0.18032733" calcext:value-type="float">
            <text:p>0.180327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065" calcext:value-type="float">
            <text:p>0.1065</text:p>
          </table:table-cell>
          <table:table-cell office:value-type="float" office:value="14.3692055063487" calcext:value-type="float">
            <text:p>14.3692055063487</text:p>
          </table:table-cell>
          <table:table-cell office:value-type="float" office:value="0.1832186" calcext:value-type="float">
            <text:p>0.183218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0795" calcext:value-type="float">
            <text:p>0.10795</text:p>
          </table:table-cell>
          <table:table-cell office:value-type="float" office:value="14.3692058175212" calcext:value-type="float">
            <text:p>14.3692058175212</text:p>
          </table:table-cell>
          <table:table-cell office:value-type="float" office:value="0.18093708" calcext:value-type="float">
            <text:p>0.180937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094" calcext:value-type="float">
            <text:p>0.1094</text:p>
          </table:table-cell>
          <table:table-cell office:value-type="float" office:value="14.3692052266714" calcext:value-type="float">
            <text:p>14.3692052266714</text:p>
          </table:table-cell>
          <table:table-cell office:value-type="float" office:value="0.1799575" calcext:value-type="float">
            <text:p>0.17995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094" calcext:value-type="float">
            <text:p>0.1094</text:p>
          </table:table-cell>
          <table:table-cell office:value-type="float" office:value="14.3692057520112" calcext:value-type="float">
            <text:p>14.3692057520112</text:p>
          </table:table-cell>
          <table:table-cell office:value-type="float" office:value="0.18066557" calcext:value-type="float">
            <text:p>0.1806655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123" calcext:value-type="float">
            <text:p>0.1123</text:p>
          </table:table-cell>
          <table:table-cell office:value-type="float" office:value="14.3692055050889" calcext:value-type="float">
            <text:p>14.3692055050889</text:p>
          </table:table-cell>
          <table:table-cell office:value-type="float" office:value="0.18003243" calcext:value-type="float">
            <text:p>0.1800324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152" calcext:value-type="float">
            <text:p>0.1152</text:p>
          </table:table-cell>
          <table:table-cell office:value-type="float" office:value="14.3692053980053" calcext:value-type="float">
            <text:p>14.3692053980053</text:p>
          </table:table-cell>
          <table:table-cell office:value-type="float" office:value="0.17871282" calcext:value-type="float">
            <text:p>0.1787128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152" calcext:value-type="float">
            <text:p>0.1152</text:p>
          </table:table-cell>
          <table:table-cell office:value-type="float" office:value="1.59051801852852" calcext:value-type="float">
            <text:p>1.59051801852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1.59051790845284" calcext:value-type="float">
            <text:p>1.59051790845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181" calcext:value-type="float">
            <text:p>0.1181</text:p>
          </table:table-cell>
          <table:table-cell office:value-type="float" office:value="14.3692053010001" calcext:value-type="float">
            <text:p>14.3692053010001</text:p>
          </table:table-cell>
          <table:table-cell office:value-type="float" office:value="0.17962922" calcext:value-type="float">
            <text:p>0.179629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181" calcext:value-type="float">
            <text:p>0.1181</text:p>
          </table:table-cell>
          <table:table-cell office:value-type="float" office:value="1.59051784656479" calcext:value-type="float">
            <text:p>1.59051784656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1955" calcext:value-type="float">
            <text:p>0.11955</text:p>
          </table:table-cell>
          <table:table-cell office:value-type="float" office:value="14.3692057872858" calcext:value-type="float">
            <text:p>14.3692057872858</text:p>
          </table:table-cell>
          <table:table-cell office:value-type="float" office:value="0.17859101" calcext:value-type="float">
            <text:p>0.178591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14.3692063705767" calcext:value-type="float">
            <text:p>14.3692063705767</text:p>
          </table:table-cell>
          <table:table-cell office:value-type="float" office:value="0.18000644" calcext:value-type="float">
            <text:p>0.180006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2245" calcext:value-type="float">
            <text:p>0.12245</text:p>
          </table:table-cell>
          <table:table-cell office:value-type="float" office:value="1.59051797884459" calcext:value-type="float">
            <text:p>1.59051797884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239" calcext:value-type="float">
            <text:p>0.1239</text:p>
          </table:table-cell>
          <table:table-cell office:value-type="float" office:value="1.59051786561938" calcext:value-type="float">
            <text:p>1.590517865619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239" calcext:value-type="float">
            <text:p>0.1239</text:p>
          </table:table-cell>
          <table:table-cell office:value-type="float" office:value="14.3692057998839" calcext:value-type="float">
            <text:p>14.3692057998839</text:p>
          </table:table-cell>
          <table:table-cell office:value-type="float" office:value="0.17913541" calcext:value-type="float">
            <text:p>0.179135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2535" calcext:value-type="float">
            <text:p>0.12535</text:p>
          </table:table-cell>
          <table:table-cell office:value-type="float" office:value="14.3692054786329" calcext:value-type="float">
            <text:p>14.3692054786329</text:p>
          </table:table-cell>
          <table:table-cell office:value-type="float" office:value="0.17880091" calcext:value-type="float">
            <text:p>0.178800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2825" calcext:value-type="float">
            <text:p>0.12825</text:p>
          </table:table-cell>
          <table:table-cell office:value-type="float" office:value="14.3692048940822" calcext:value-type="float">
            <text:p>14.3692048940822</text:p>
          </table:table-cell>
          <table:table-cell office:value-type="float" office:value="0.17872508" calcext:value-type="float">
            <text:p>0.178725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297" calcext:value-type="float">
            <text:p>0.1297</text:p>
          </table:table-cell>
          <table:table-cell office:value-type="float" office:value="14.3692057759475" calcext:value-type="float">
            <text:p>14.3692057759475</text:p>
          </table:table-cell>
          <table:table-cell office:value-type="float" office:value="0.17985031" calcext:value-type="float">
            <text:p>0.1798503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384" calcext:value-type="float">
            <text:p>0.1384</text:p>
          </table:table-cell>
          <table:table-cell office:value-type="float" office:value="14.3692059220852" calcext:value-type="float">
            <text:p>14.3692059220852</text:p>
          </table:table-cell>
          <table:table-cell office:value-type="float" office:value="0.1768291" calcext:value-type="float">
            <text:p>0.17682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384" calcext:value-type="float">
            <text:p>0.1384</text:p>
          </table:table-cell>
          <table:table-cell office:value-type="float" office:value="14.3692055050889" calcext:value-type="float">
            <text:p>14.3692055050889</text:p>
          </table:table-cell>
          <table:table-cell office:value-type="float" office:value="0.17884639" calcext:value-type="float">
            <text:p>0.1788463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3985" calcext:value-type="float">
            <text:p>0.13985</text:p>
          </table:table-cell>
          <table:table-cell office:value-type="float" office:value="1.59051783853352" calcext:value-type="float">
            <text:p>1.59051783853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413" calcext:value-type="float">
            <text:p>0.1413</text:p>
          </table:table-cell>
          <table:table-cell office:value-type="float" office:value="1.59051798687586" calcext:value-type="float">
            <text:p>1.59051798687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4275" calcext:value-type="float">
            <text:p>0.14275</text:p>
          </table:table-cell>
          <table:table-cell office:value-type="float" office:value="1.59051788073707" calcext:value-type="float">
            <text:p>1.590517880737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471" calcext:value-type="float">
            <text:p>0.1471</text:p>
          </table:table-cell>
          <table:table-cell office:value-type="float" office:value="14.3692053513924" calcext:value-type="float">
            <text:p>14.3692053513924</text:p>
          </table:table-cell>
          <table:table-cell office:value-type="float" office:value="0.17779452" calcext:value-type="float">
            <text:p>0.177794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75778" calcext:value-type="float">
            <text:p>0.17475778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298730015586" calcext:value-type="float">
            <text:p>8.07298730015586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.14855" calcext:value-type="float">
            <text:p>0.14855</text:p>
          </table:table-cell>
          <table:table-cell office:value-type="float" office:value="14.3692055101281" calcext:value-type="float">
            <text:p>14.3692055101281</text:p>
          </table:table-cell>
          <table:table-cell office:value-type="float" office:value="0.17939289" calcext:value-type="float">
            <text:p>0.1793928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7446831" calcext:value-type="float">
            <text:p>0.17446831</text:p>
          </table:table-cell>
          <table:table-cell office:value-type="float" office:value="0.095556185" calcext:value-type="float">
            <text:p>0.095556185</text:p>
          </table:table-cell>
          <table:table-cell office:value-type="float" office:value="8.0796560718829" calcext:value-type="float">
            <text:p>8.0796560718829</text:p>
          </table:table-cell>
          <table:table-cell office:value-type="float" office:value="0.098679" calcext:value-type="float">
            <text:p>0.09867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0.14855" calcext:value-type="float">
            <text:p>0.14855</text:p>
          </table:table-cell>
          <table:table-cell office:value-type="float" office:value="1.59051802278037" calcext:value-type="float">
            <text:p>1.590518022780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7.95610994149496" calcext:value-type="float">
            <text:p>7.95610994149496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</table:table>
      <table:named-expressions/>
      <table:database-ranges>
        <table:database-range table:name="__Anonymous_Sheet_DB__0" table:target-range-address="TiersOnly.A1:TiersOnly.AG81" table:orientation="column">
          <table:filter>
            <table:filter-and>
              <table:filter-condition table:field-number="11" table:data-type="number" table:value="20" table:operator="="/>
              <table:filter-condition table:field-number="10" table:data-type="number" table:value="500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4:55:14.926862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5:01:29.353040479</dc:date>
    <meta:editing-duration>PT16M50S</meta:editing-duration>
    <meta:editing-cycles>2</meta:editing-cycles>
    <meta:generator>LibreOffice/6.2.4.2$Linux_X86_64 LibreOffice_project/2412653d852ce75f65fbfa83fb7e7b669a126d64</meta:generator>
    <meta:document-statistic meta:table-count="1" meta:cell-count="2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2.458cm" style:legend-expansion="high" chart:style-name="ch2"/>
        <chart:plot-area chart:style-name="ch3" table:cell-range-address="TiersOnly.A2:TiersOnly.I81 TiersOnly.B1:TiersOnly.I1" chart:data-source-has-labels="both" svg:x="0.32cm" svg:y="0.18cm" svg:width="12.534cm" svg:height="8.64cm">
          <chartooo:coordinate-region svg:x="0.756cm" svg:y="0.18cm" svg:width="11.524cm" svg:height="7.05cm"/>
          <chart:axis chart:dimension="x" chart:name="primary-x" chart:style-name="ch4" chartooo:axis-type="auto">
            <chartooo:date-scale/>
            <chart:categories table:cell-range-address="TiersOnly.A2:TiersOnly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ersOnly.B2:TiersOnly.B81" chart:label-cell-address="TiersOnly.B1:TiersOnly.B1" chart:class="chart:line">
            <chart:data-point chart:repeated="22"/>
          </chart:series>
          <chart:series chart:style-name="ch7" chart:values-cell-range-address="TiersOnly.C2:TiersOnly.C81" chart:label-cell-address="TiersOnly.C1:TiersOnly.C1" chart:class="chart:line">
            <chart:data-point chart:repeated="22"/>
          </chart:series>
          <chart:series chart:style-name="ch8" chart:values-cell-range-address="TiersOnly.D2:TiersOnly.D81" chart:label-cell-address="TiersOnly.D1:TiersOnly.D1" chart:class="chart:line">
            <chart:data-point chart:repeated="22"/>
          </chart:series>
          <chart:series chart:style-name="ch9" chart:values-cell-range-address="TiersOnly.E2:TiersOnly.E81" chart:label-cell-address="TiersOnly.E1:TiersOnly.E1" chart:class="chart:line">
            <chart:data-point chart:repeated="22"/>
          </chart:series>
          <chart:series chart:style-name="ch10" chart:values-cell-range-address="TiersOnly.F2:TiersOnly.F81" chart:label-cell-address="TiersOnly.F1:TiersOnly.F1" chart:class="chart:line">
            <chart:data-point chart:repeated="22"/>
          </chart:series>
          <chart:series chart:style-name="ch11" chart:values-cell-range-address="TiersOnly.G2:TiersOnly.G81" chart:label-cell-address="TiersOnly.G1:TiersOnly.G1" chart:class="chart:line">
            <chart:data-point chart:repeated="22"/>
          </chart:series>
          <chart:series chart:style-name="ch12" chart:values-cell-range-address="TiersOnly.H2:TiersOnly.H81" chart:label-cell-address="TiersOnly.H1:TiersOnly.H1" chart:class="chart:line">
            <chart:data-point chart:repeated="22"/>
          </chart:series>
          <chart:series chart:style-name="ch13" chart:values-cell-range-address="TiersOnly.I2:TiersOnly.I81" chart:label-cell-address="TiersOnly.I1:TiersOnly.I1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loss</text:p>
                <draw:g>
                  <svg:desc>TiersOnly.B1:TiersOnly.B1</svg:desc>
                </draw:g>
              </table:table-cell>
              <table:table-cell office:value-type="string">
                <text:p>val_f1K</text:p>
                <draw:g>
                  <svg:desc>TiersOnly.C1:TiersOnly.C1</svg:desc>
                </draw:g>
              </table:table-cell>
              <table:table-cell office:value-type="string">
                <text:p>auroc</text:p>
                <draw:g>
                  <svg:desc>TiersOnly.D1:TiersOnly.D1</svg:desc>
                </draw:g>
              </table:table-cell>
              <table:table-cell office:value-type="string">
                <text:p>val_auroc</text:p>
                <draw:g>
                  <svg:desc>TiersOnly.E1:TiersOnly.E1</svg:desc>
                </draw:g>
              </table:table-cell>
              <table:table-cell office:value-type="string">
                <text:p>f1K</text:p>
                <draw:g>
                  <svg:desc>TiersOnly.F1:TiersOnly.F1</svg:desc>
                </draw:g>
              </table:table-cell>
              <table:table-cell office:value-type="string">
                <text:p>acc</text:p>
                <draw:g>
                  <svg:desc>TiersOnly.G1:TiersOnly.G1</svg:desc>
                </draw:g>
              </table:table-cell>
              <table:table-cell office:value-type="string">
                <text:p>loss</text:p>
                <draw:g>
                  <svg:desc>TiersOnly.H1:TiersOnly.H1</svg:desc>
                </draw:g>
              </table:table-cell>
              <table:table-cell office:value-type="string">
                <text:p>val_acc</text:p>
                <draw:g>
                  <svg:desc>TiersOnly.I1:TiersOnly.I1</svg:desc>
                </draw:g>
              </table:table-cell>
            </table:table-row>
          </table:table-header-rows>
          <table:table-rows>
            <table:table-row>
              <table:table-cell office:value-type="float" office:value="0.0108">
                <text:p>0.0108</text:p>
                <draw:g>
                  <svg:desc>TiersOnly.A2:TiersOnly.A81</svg:desc>
                </draw:g>
              </table:table-cell>
              <table:table-cell office:value-type="float" office:value="0.356987383949867">
                <text:p>0.356987383949867</text:p>
                <draw:g>
                  <svg:desc>TiersOnly.B2:TiersOnly.B81</svg:desc>
                </draw:g>
              </table:table-cell>
              <table:table-cell office:value-type="float" office:value="0.53855705">
                <text:p>0.53855705</text:p>
                <draw:g>
                  <svg:desc>TiersOnly.C2:TiersOnly.C81</svg:desc>
                </draw:g>
              </table:table-cell>
              <table:table-cell office:value-type="float" office:value="0.9063159">
                <text:p>0.9063159</text:p>
                <draw:g>
                  <svg:desc>TiersOnly.D2:TiersOnly.D81</svg:desc>
                </draw:g>
              </table:table-cell>
              <table:table-cell office:value-type="float" office:value="0.801808">
                <text:p>0.801808</text:p>
                <draw:g>
                  <svg:desc>TiersOnly.E2:TiersOnly.E81</svg:desc>
                </draw:g>
              </table:table-cell>
              <table:table-cell office:value-type="float" office:value="0.5966534">
                <text:p>0.5966534</text:p>
                <draw:g>
                  <svg:desc>TiersOnly.F2:TiersOnly.F81</svg:desc>
                </draw:g>
              </table:table-cell>
              <table:table-cell office:value-type="float" office:value="0.89883953">
                <text:p>0.89883953</text:p>
                <draw:g>
                  <svg:desc>TiersOnly.G2:TiersOnly.G81</svg:desc>
                </draw:g>
              </table:table-cell>
              <table:table-cell office:value-type="float" office:value="0.369002761548618">
                <text:p>0.369002761548618</text:p>
                <draw:g>
                  <svg:desc>TiersOnly.H2:TiersOnly.H81</svg:desc>
                </draw:g>
              </table:table-cell>
              <table:table-cell office:value-type="float" office:value="0.8996037">
                <text:p>0.8996037</text:p>
                <draw:g>
                  <svg:desc>TiersOnly.I2:TiersOnly.I81</svg:desc>
                </draw:g>
              </table:table-cell>
            </table:table-row>
            <table:table-row>
              <table:table-cell office:value-type="float" office:value="0.0137">
                <text:p>0.0137</text:p>
              </table:table-cell>
              <table:table-cell office:value-type="float" office:value="0.37290669956012">
                <text:p>0.37290669956012</text:p>
              </table:table-cell>
              <table:table-cell office:value-type="float" office:value="0.5502359">
                <text:p>0.5502359</text:p>
              </table:table-cell>
              <table:table-cell office:value-type="float" office:value="0.9049895">
                <text:p>0.9049895</text:p>
              </table:table-cell>
              <table:table-cell office:value-type="float" office:value="0.7959509">
                <text:p>0.7959509</text:p>
              </table:table-cell>
              <table:table-cell office:value-type="float" office:value="0.6112614">
                <text:p>0.6112614</text:p>
              </table:table-cell>
              <table:table-cell office:value-type="float" office:value="0.9111803">
                <text:p>0.9111803</text:p>
              </table:table-cell>
              <table:table-cell office:value-type="float" office:value="0.382782552942756">
                <text:p>0.382782552942756</text:p>
              </table:table-cell>
              <table:table-cell office:value-type="float" office:value="0.9113606">
                <text:p>0.9113606</text:p>
              </table:table-cell>
            </table:table-row>
            <table:table-row>
              <table:table-cell office:value-type="float" office:value="0.0166">
                <text:p>0.0166</text:p>
              </table:table-cell>
              <table:table-cell office:value-type="float" office:value="0.353011108885668">
                <text:p>0.353011108885668</text:p>
              </table:table-cell>
              <table:table-cell office:value-type="float" office:value="0.5487273">
                <text:p>0.5487273</text:p>
              </table:table-cell>
              <table:table-cell office:value-type="float" office:value="0.9031266">
                <text:p>0.9031266</text:p>
              </table:table-cell>
              <table:table-cell office:value-type="float" office:value="0.81077194">
                <text:p>0.81077194</text:p>
              </table:table-cell>
              <table:table-cell office:value-type="float" office:value="0.60195583">
                <text:p>0.60195583</text:p>
              </table:table-cell>
              <table:table-cell office:value-type="float" office:value="0.90342486">
                <text:p>0.90342486</text:p>
              </table:table-cell>
              <table:table-cell office:value-type="float" office:value="0.378120824218032">
                <text:p>0.378120824218032</text:p>
              </table:table-cell>
              <table:table-cell office:value-type="float" office:value="0.9046235">
                <text:p>0.9046235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0.395157074085787">
                <text:p>0.395157074085787</text:p>
              </table:table-cell>
              <table:table-cell office:value-type="float" office:value="0.5192939">
                <text:p>0.5192939</text:p>
              </table:table-cell>
              <table:table-cell office:value-type="float" office:value="0.91836226">
                <text:p>0.91836226</text:p>
              </table:table-cell>
              <table:table-cell office:value-type="float" office:value="0.80167675">
                <text:p>0.80167675</text:p>
              </table:table-cell>
              <table:table-cell office:value-type="float" office:value="0.650985">
                <text:p>0.650985</text:p>
              </table:table-cell>
              <table:table-cell office:value-type="float" office:value="0.91819984">
                <text:p>0.91819984</text:p>
              </table:table-cell>
              <table:table-cell office:value-type="float" office:value="0.352408641961422">
                <text:p>0.352408641961422</text:p>
              </table:table-cell>
              <table:table-cell office:value-type="float" office:value="0.8910172">
                <text:p>0.8910172</text:p>
              </table:table-cell>
            </table:table-row>
            <table:table-row>
              <table:table-cell office:value-type="float" office:value="0.02675">
                <text:p>0.02675</text:p>
              </table:table-cell>
              <table:table-cell office:value-type="float" office:value="0.348791722380501">
                <text:p>0.348791722380501</text:p>
              </table:table-cell>
              <table:table-cell office:value-type="float" office:value="0.50974023">
                <text:p>0.50974023</text:p>
              </table:table-cell>
              <table:table-cell office:value-type="float" office:value="0.89427507">
                <text:p>0.89427507</text:p>
              </table:table-cell>
              <table:table-cell office:value-type="float" office:value="0.79070437">
                <text:p>0.79070437</text:p>
              </table:table-cell>
              <table:table-cell office:value-type="float" office:value="0.55951315">
                <text:p>0.55951315</text:p>
              </table:table-cell>
              <table:table-cell office:value-type="float" office:value="0.8945372">
                <text:p>0.8945372</text:p>
              </table:table-cell>
              <table:table-cell office:value-type="float" office:value="0.409907065393093">
                <text:p>0.409907065393093</text:p>
              </table:table-cell>
              <table:table-cell office:value-type="float" office:value="0.8951123">
                <text:p>0.8951123</text:p>
              </table:table-cell>
            </table:table-row>
            <table:table-row>
              <table:table-cell office:value-type="float" office:value="0.02965">
                <text:p>0.02965</text:p>
              </table:table-cell>
              <table:table-cell office:value-type="float" office:value="0.384533847890095">
                <text:p>0.384533847890095</text:p>
              </table:table-cell>
              <table:table-cell office:value-type="float" office:value="0.48752278">
                <text:p>0.48752278</text:p>
              </table:table-cell>
              <table:table-cell office:value-type="float" office:value="0.9064114">
                <text:p>0.9064114</text:p>
              </table:table-cell>
              <table:table-cell office:value-type="float" office:value="0.8031922">
                <text:p>0.8031922</text:p>
              </table:table-cell>
              <table:table-cell office:value-type="float" office:value="0.5976285">
                <text:p>0.5976285</text:p>
              </table:table-cell>
              <table:table-cell office:value-type="float" office:value="0.90042454">
                <text:p>0.90042454</text:p>
              </table:table-cell>
              <table:table-cell office:value-type="float" office:value="0.371640333685968">
                <text:p>0.371640333685968</text:p>
              </table:table-cell>
              <table:table-cell office:value-type="float" office:value="0.87859976">
                <text:p>0.87859976</text:p>
              </table:table-cell>
            </table:table-row>
            <table:table-row>
              <table:table-cell office:value-type="float" office:value="0.04705">
                <text:p>0.04705</text:p>
              </table:table-cell>
              <table:table-cell office:value-type="float" office:value="0.462732844064541">
                <text:p>0.462732844064541</text:p>
              </table:table-cell>
              <table:table-cell office:value-type="float" office:value="0.3888356">
                <text:p>0.3888356</text:p>
              </table:table-cell>
              <table:table-cell office:value-type="float" office:value="0.8851114">
                <text:p>0.8851114</text:p>
              </table:table-cell>
              <table:table-cell office:value-type="float" office:value="0.792894">
                <text:p>0.792894</text:p>
              </table:table-cell>
              <table:table-cell office:value-type="float" office:value="0.54322064">
                <text:p>0.54322064</text:p>
              </table:table-cell>
              <table:table-cell office:value-type="float" office:value="0.8814605">
                <text:p>0.8814605</text:p>
              </table:table-cell>
              <table:table-cell office:value-type="float" office:value="0.41799858516146">
                <text:p>0.41799858516146</text:p>
              </table:table-cell>
              <table:table-cell office:value-type="float" office:value="0.8146632">
                <text:p>0.8146632</text:p>
              </table:table-cell>
            </table:table-row>
            <table:table-row>
              <table:table-cell office:value-type="float" office:value="0.0514">
                <text:p>0.0514</text:p>
              </table:table-cell>
              <table:table-cell office:value-type="float" office:value="0.451709345672058">
                <text:p>0.451709345672058</text:p>
              </table:table-cell>
              <table:table-cell office:value-type="float" office:value="0.4761907">
                <text:p>0.4761907</text:p>
              </table:table-cell>
              <table:table-cell office:value-type="float" office:value="0.8759687">
                <text:p>0.8759687</text:p>
              </table:table-cell>
              <table:table-cell office:value-type="float" office:value="0.7967696">
                <text:p>0.7967696</text:p>
              </table:table-cell>
              <table:table-cell office:value-type="float" office:value="0.5537276">
                <text:p>0.5537276</text:p>
              </table:table-cell>
              <table:table-cell office:value-type="float" office:value="0.8966318">
                <text:p>0.8966318</text:p>
              </table:table-cell>
              <table:table-cell office:value-type="float" office:value="0.429945780498395">
                <text:p>0.429945780498395</text:p>
              </table:table-cell>
              <table:table-cell office:value-type="float" office:value="0.8704095">
                <text:p>0.8704095</text:p>
              </table:table-cell>
            </table:table-row>
            <table:table-row>
              <table:table-cell office:value-type="float" office:value="0.05285">
                <text:p>0.05285</text:p>
              </table:table-cell>
              <table:table-cell office:value-type="float" office:value="0.416495258576646">
                <text:p>0.416495258576646</text:p>
              </table:table-cell>
              <table:table-cell office:value-type="float" office:value="0.45254314">
                <text:p>0.45254314</text:p>
              </table:table-cell>
              <table:table-cell office:value-type="float" office:value="0.8824466">
                <text:p>0.8824466</text:p>
              </table:table-cell>
              <table:table-cell office:value-type="float" office:value="0.8098242">
                <text:p>0.8098242</text:p>
              </table:table-cell>
              <table:table-cell office:value-type="float" office:value="0.51623595">
                <text:p>0.51623595</text:p>
              </table:table-cell>
              <table:table-cell office:value-type="float" office:value="0.8678743">
                <text:p>0.8678743</text:p>
              </table:table-cell>
              <table:table-cell office:value-type="float" office:value="0.41505132240612">
                <text:p>0.41505132240612</text:p>
              </table:table-cell>
              <table:table-cell office:value-type="float" office:value="0.846103">
                <text:p>0.846103</text:p>
              </table:table-cell>
            </table:table-row>
            <table:table-row>
              <table:table-cell office:value-type="float" office:value="0.0601">
                <text:p>0.0601</text:p>
              </table:table-cell>
              <table:table-cell office:value-type="float" office:value="14.3692052695049">
                <text:p>14.3692052695049</text:p>
              </table:table-cell>
              <table:table-cell office:value-type="float" office:value="0.17938024">
                <text:p>0.1793802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0717">
                <text:p>0.0717</text:p>
              </table:table-cell>
              <table:table-cell office:value-type="float" office:value="1.59051808214881">
                <text:p>1.5905180821488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044438">
                <text:p>0.9044438</text:p>
              </table:table-cell>
              <table:table-cell office:value-type="float" office:value="7.95610994149496">
                <text:p>7.95610994149496</text:p>
              </table:table-cell>
              <table:table-cell office:value-type="float" office:value="0.901321">
                <text:p>0.901321</text:p>
              </table:table-cell>
            </table:table-row>
            <table:table-row>
              <table:table-cell office:value-type="float" office:value="0.08475">
                <text:p>0.08475</text:p>
              </table:table-cell>
              <table:table-cell office:value-type="float" office:value="14.369206394513">
                <text:p>14.369206394513</text:p>
              </table:table-cell>
              <table:table-cell office:value-type="float" office:value="0.18109119">
                <text:p>0.1810911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09635">
                <text:p>0.09635</text:p>
              </table:table-cell>
              <table:table-cell office:value-type="float" office:value="14.3692063592384">
                <text:p>14.3692063592384</text:p>
              </table:table-cell>
              <table:table-cell office:value-type="float" office:value="0.181245">
                <text:p>0.1812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09925">
                <text:p>0.09925</text:p>
              </table:table-cell>
              <table:table-cell office:value-type="float" office:value="14.3692062584538">
                <text:p>14.3692062584538</text:p>
              </table:table-cell>
              <table:table-cell office:value-type="float" office:value="0.17922297">
                <text:p>0.1792229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10795">
                <text:p>0.10795</text:p>
              </table:table-cell>
              <table:table-cell office:value-type="float" office:value="14.3692058175212">
                <text:p>14.3692058175212</text:p>
              </table:table-cell>
              <table:table-cell office:value-type="float" office:value="0.18093708">
                <text:p>0.1809370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1152">
                <text:p>0.1152</text:p>
              </table:table-cell>
              <table:table-cell office:value-type="float" office:value="1.59051790845284">
                <text:p>1.5905179084528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044438">
                <text:p>0.9044438</text:p>
              </table:table-cell>
              <table:table-cell office:value-type="float" office:value="7.95610994149496">
                <text:p>7.95610994149496</text:p>
              </table:table-cell>
              <table:table-cell office:value-type="float" office:value="0.901321">
                <text:p>0.901321</text:p>
              </table:table-cell>
            </table:table-row>
            <table:table-row>
              <table:table-cell office:value-type="float" office:value="0.11955">
                <text:p>0.11955</text:p>
              </table:table-cell>
              <table:table-cell office:value-type="float" office:value="14.3692057872858">
                <text:p>14.3692057872858</text:p>
              </table:table-cell>
              <table:table-cell office:value-type="float" office:value="0.17859101">
                <text:p>0.1785910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14.3692063705767">
                <text:p>14.3692063705767</text:p>
              </table:table-cell>
              <table:table-cell office:value-type="float" office:value="0.18000644">
                <text:p>0.1800064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1239">
                <text:p>0.1239</text:p>
              </table:table-cell>
              <table:table-cell office:value-type="float" office:value="1.59051786561938">
                <text:p>1.5905178656193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044438">
                <text:p>0.9044438</text:p>
              </table:table-cell>
              <table:table-cell office:value-type="float" office:value="7.95610994149496">
                <text:p>7.95610994149496</text:p>
              </table:table-cell>
              <table:table-cell office:value-type="float" office:value="0.901321">
                <text:p>0.901321</text:p>
              </table:table-cell>
            </table:table-row>
            <table:table-row>
              <table:table-cell office:value-type="float" office:value="0.1297">
                <text:p>0.1297</text:p>
              </table:table-cell>
              <table:table-cell office:value-type="float" office:value="14.3692057759475">
                <text:p>14.3692057759475</text:p>
              </table:table-cell>
              <table:table-cell office:value-type="float" office:value="0.17985031">
                <text:p>0.1798503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7475778">
                <text:p>0.17475778</text:p>
              </table:table-cell>
              <table:table-cell office:value-type="float" office:value="0.095556185">
                <text:p>0.095556185</text:p>
              </table:table-cell>
              <table:table-cell office:value-type="float" office:value="8.07298730015586">
                <text:p>8.07298730015586</text:p>
              </table:table-cell>
              <table:table-cell office:value-type="float" office:value="0.098679">
                <text:p>0.098679</text:p>
              </table:table-cell>
            </table:table-row>
            <table:table-row>
              <table:table-cell office:value-type="float" office:value="0.14275">
                <text:p>0.14275</text:p>
              </table:table-cell>
              <table:table-cell office:value-type="float" office:value="1.59051788073707">
                <text:p>1.5905178807370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044438">
                <text:p>0.9044438</text:p>
              </table:table-cell>
              <table:table-cell office:value-type="float" office:value="7.95610994149496">
                <text:p>7.95610994149496</text:p>
              </table:table-cell>
              <table:table-cell office:value-type="float" office:value="0.901321">
                <text:p>0.901321</text:p>
              </table:table-cell>
            </table:table-row>
            <table:table-row>
              <table:table-cell office:value-type="float" office:value="0.14855">
                <text:p>0.14855</text:p>
              </table:table-cell>
              <table:table-cell office:value-type="float" office:value="1.59051802278037">
                <text:p>1.590518022780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044438">
                <text:p>0.9044438</text:p>
              </table:table-cell>
              <table:table-cell office:value-type="float" office:value="7.95610994149496">
                <text:p>7.95610994149496</text:p>
              </table:table-cell>
              <table:table-cell office:value-type="float" office:value="0.901321">
                <text:p>0.901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